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Hydraulic.xml" manifest:media-type="text/xml"/>
  <manifest:file-entry manifest:full-path="Basic/Standard/Groups.xml" manifest:media-type="text/xml"/>
  <manifest:file-entry manifest:full-path="Basic/Standard/ResCalc.xml" manifest:media-type="text/xml"/>
  <manifest:file-entry manifest:full-path="Basic/Standard/Passport.xml" manifest:media-type="text/xml"/>
  <manifest:file-entry manifest:full-path="Basic/Standard/Func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9mm"/>
    </style:style>
    <style:style style:name="co3" style:family="table-column">
      <style:table-column-properties fo:break-before="auto" style:column-width="75.58mm"/>
    </style:style>
    <style:style style:name="co4" style:family="table-column">
      <style:table-column-properties fo:break-before="auto" style:column-width="35.45mm"/>
    </style:style>
    <style:style style:name="co5" style:family="table-column">
      <style:table-column-properties fo:break-before="auto" style:column-width="29.9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Данные">
      <style:table-properties table:display="true" style:writing-mode="lr-tb" tableooo:tab-color="#94bd5e"/>
    </style:style>
    <style:style style:name="ta2" style:family="table" style:master-page-name="PageStyle_5f_Группа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ackground-color="#c0c0c0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1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</style:style>
    <style:style style:name="ce35" style:family="table-cell" style:parent-style-name="Default">
      <style:table-cell-properties fo:border-bottom="0.74pt solid #000000" fo:background-color="#c0c0c0" fo:border-left="none" fo:border-right="0.74pt solid #000000" fo:border-top="0.74pt solid #000000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padding="0.71mm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ackground-color="#c0c0c0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bold" style:font-size-asian="12pt" style:font-style-asian="normal" style:font-weight-asian="bold" style:font-name-complex="Arial CYR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fo:background-color="#c0c0c0" fo:padding="0.71mm"/>
    </style:style>
    <style:style style:name="ce2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0">
      <style:table-cell-properties style:glyph-orientation-vertical="0" fo:background-color="#c0c0c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padding="0.71mm"/>
    </style:style>
    <style:style style:name="ce28" style:family="table-cell" style:parent-style-name="Default" style:data-style-name="N100"/>
    <style:style style:name="ce29" style:family="table-cell" style:parent-style-name="Default" style:data-style-name="N0">
      <style:table-cell-properties fo:background-color="#ccffcc" fo:padding="0.71mm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2pt" fo:font-style="normal" fo:text-shadow="none" style:text-underline-style="none" fo:font-weight="normal" style:font-size-asian="12pt" style:font-style-asian="normal" style:font-weight-asian="normal" style:font-name-complex="Arial CYR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Данные.C5">
          <table:help-message table:title="Аааа" table:display="false">
            <text:p>УУУУ</text:p>
          </table:help-message>
          <table:error-message table:message-type="information" table:title="Внимание" table:display="false">
            <text:p>Внес</text:p>
          </table:error-message>
        </table:content-validation>
        <table:content-validation table:name="val2" table:condition="of:cell-content-is-decimal-number() and cell-content-is-between(0,500)" table:allow-empty-cell="true" table:base-cell-address="Данные.C20">
          <table:error-message table:message-type="stop" table:title="Неверное значение" table:display="true">
            <text:p>Значение в ячейке должно быть положительным числом. Установите формат ячейки "Общий".</text:p>
          </table:error-message>
        </table:content-validation>
        <table:content-validation table:name="val3" table:condition="of:cell-content-is-in-list(#имя?)" table:allow-empty-cell="true" table:display-list="unsorted" table:base-cell-address="Данные.C19"/>
      </table:content-validations>
      <table:table table:name="Данные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Groups" form:control-implementation="ooo:com.sun.star.form.component.CommandButton" xml:id="control1" form:id="control1" form:label="Сформировать групп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roups.Main?language=Basic&amp;location=document" xlink:type="simple"/>
              </office:event-listeners>
            </form:button>
            <form:button form:name="BCalc" form:control-implementation="ooo:com.sun.star.form.component.CommandButton" xml:id="control2" form:id="control2" form:label="Сформиров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AllSheets?language=Basic&amp;location=document" xlink:type="simple"/>
              </office:event-listeners>
            </form:button>
            <form:button form:name="BGi" form:control-implementation="ooo:com.sun.star.form.component.CommandButton" xml:id="control3" form:id="control3" form:label="Сформировать акт ГИ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Hydraulic.Main?language=Basic&amp;location=document" xlink:type="simple"/>
              </office:event-listeners>
            </form:button>
            <form:button form:name="BPassport" form:control-implementation="ooo:com.sun.star.form.component.CommandButton" xml:id="control4" form:id="control4" form:label="Сформировать паспорта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assport.Main?language=Basic&amp;location=document" xlink:type="simple"/>
              </office:event-listeners>
            </form:button>
            <form:button form:name="Blist" form:control-implementation="ooo:com.sun.star.form.component.CommandButton" xml:id="control5" form:id="control5" form:label="Список элементов и мест" form:disabled="tru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BPrint" form:control-implementation="ooo:com.sun.star.form.component.CommandButton" xml:id="control6" form:id="control6" form:label="Распечатать расчеты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PrintFiles?language=Basic&amp;location=document" xlink:type="simple"/>
              </office:event-listeners>
            </form:button>
          </form:form>
        </office:forms>
        <table:shapes>
          <draw:control draw:z-index="0" draw:text-style-name="P1" svg:width="46mm" svg:height="6mm" svg:x="4.88mm" svg:y="7.56mm" draw:control="control1"/>
          <draw:control draw:z-index="1" draw:text-style-name="P1" svg:width="46mm" svg:height="6mm" svg:x="4.88mm" svg:y="17.14mm" draw:control="control2"/>
          <draw:control draw:z-index="2" draw:text-style-name="P1" svg:width="46mm" svg:height="6mm" svg:x="4.88mm" svg:y="26.4mm" draw:control="control3"/>
          <draw:control draw:z-index="3" draw:text-style-name="P1" svg:width="46mm" svg:height="6mm" svg:x="4.88mm" svg:y="35.4mm" draw:control="control4"/>
          <draw:control draw:z-index="4" draw:text-style-name="P1" svg:width="46mm" svg:height="6mm" svg:x="4.88mm" svg:y="45.4mm" draw:control="control5"/>
          <draw:control draw:z-index="5" draw:text-style-name="P1" svg:width="46mm" svg:height="6mm" svg:x="4.88mm" svg:y="59.77mm" draw:control="control6"/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3" table:number-rows-spanned="1">
            <text:p>Дата составления паспорта</text:p>
          </table:table-cell>
          <table:covered-table-cell table:style-name="ce31"/>
          <table:covered-table-cell table:style-name="ce35"/>
          <table:table-cell table:number-columns-repeated="1018"/>
        </table:table-row>
        <table:table-row table:style-name="ro2">
          <table:table-cell table:number-columns-repeated="3"/>
          <table:table-cell table:style-name="ce2" table:formula="of:=TODAY()" office:value-type="date" office:date-value="2017-04-24" calcext:value-type="date" table:number-columns-spanned="3" table:number-rows-spanned="1">
            <text:p>24 апреля 2017 г.</text:p>
          </table:table-cell>
          <table:covered-table-cell table:style-name="ce34"/>
          <table:covered-table-cell table:style-name="ce8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Количество листов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2">
          <table:table-cell table:number-columns-repeated="3"/>
          <table:table-cell table:style-name="ce4" office:value-type="string" calcext:value-type="string">
            <text:p>Листов</text:p>
          </table:table-cell>
          <table:table-cell table:style-name="ce34"/>
          <table:table-cell table:style-name="ce8" table:formula="of:=SUM(INDIRECT(&quot;Группа 1&quot;&amp;&quot;.D23:&quot;&amp;&quot;Группа &quot;&amp;SHEETS( ) - 1&amp;&quot;.D23&quot;))" office:value-type="float" office:value="99" calcext:value-type="float">
            <text:p>99</text:p>
          </table:table-cell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Группа 1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7" form:id="control7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8" form:id="control8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9" form:id="control9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0" form:id="control10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1" form:id="control11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2" form:id="control12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7"/>
          <draw:control draw:z-index="1" draw:style-name="gr1" draw:text-style-name="P2" svg:width="16.47mm" svg:height="5.29mm" svg:x="49.48mm" svg:y="42.02mm" draw:control="control8"/>
          <draw:control draw:z-index="2" draw:style-name="gr1" draw:text-style-name="P2" svg:width="24.14mm" svg:height="5.59mm" svg:x="49.48mm" svg:y="47mm" draw:control="control9"/>
          <draw:control draw:z-index="3" draw:style-name="gr1" draw:text-style-name="P2" svg:width="22.68mm" svg:height="5.02mm" svg:x="49.48mm" svg:y="53.19mm" draw:control="control10"/>
          <draw:control draw:z-index="4" draw:text-style-name="P1" svg:width="33mm" svg:height="6mm" svg:x="170.92mm" svg:y="44.98mm" draw:control="control11"/>
          <draw:control draw:z-index="5" draw:text-style-name="P1" svg:width="33mm" svg:height="6mm" svg:x="170.92mm" svg:y="52.92mm" draw:control="control12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Благовещенский арматурный завод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20Л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6" calcext:value-type="float">
            <text:p>16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25" calcext:value-type="float">
            <text:p>25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0.65" calcext:value-type="float">
            <text:p>0,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197-17</text:p>
          </table:table-cell>
          <table:table-cell table:number-columns-repeated="2" table:style-name="ce22" office:value-type="string" calcext:value-type="string">
            <text:p>ЗРА-196-17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8379 1986</text:p>
          </table:table-cell>
          <table:table-cell table:style-name="ce22" office:value-type="string" calcext:value-type="string">
            <text:p>8298 1986</text:p>
          </table:table-cell>
          <table:table-cell table:style-name="ce59" office:value-type="string" calcext:value-type="string">
            <text:p>9229 1986</text:p>
          </table:table-cell>
          <table:table-cell table:style-name="ce59"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number-columns-repeated="3" table:style-name="ce22" office:value-type="string" calcext:value-type="string">
            <text:p><text:s/>-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number-columns-repeated="3" table:style-name="ce22" office:value-type="string" calcext:value-type="string">
            <text:p><text:s/>-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367LSH01 “F2“ 23Ф03</text:p>
          </table:table-cell>
          <table:table-cell table:style-name="ce22" office:value-type="string" calcext:value-type="string">
            <text:p>367LSH03 “F1“ 14FL901A</text:p>
          </table:table-cell>
          <table:table-cell table:style-name="ce22" office:value-type="string" calcext:value-type="string">
            <text:p>368LSH03 “F2“ 14FL901A</text:p>
          </table:table-cell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0.8" calcext:value-type="float">
            <text:p>10,8</text:p>
          </table:table-cell>
          <table:table-cell table:number-columns-repeated="2" table:style-name="ce23" table:content-validation-name="val2" office:value-type="float" office:value="10.7" calcext:value-type="float">
            <text:p>10,7</text:p>
          </table:table-cell>
          <table:table-cell table:style-name="ce23" table:content-validation-name="val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number-columns-repeated="3" table:style-name="ce23" table:content-validation-name="val2" office:value-type="float" office:value="11.5" calcext:value-type="float">
            <text:p>11,5</text:p>
          </table:table-cell>
          <table:table-cell table:style-name="ce23" table:content-validation-name="val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14" calcext:value-type="float">
            <text:p>14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2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3" form:id="control13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14" form:id="control14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15" form:id="control15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16" form:id="control16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17" form:id="control17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18" form:id="control18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3"/>
          <draw:control draw:z-index="1" draw:style-name="gr1" draw:text-style-name="P2" svg:width="16.47mm" svg:height="5.29mm" svg:x="49.48mm" svg:y="42.02mm" draw:control="control14"/>
          <draw:control draw:z-index="2" draw:style-name="gr1" draw:text-style-name="P2" svg:width="24.14mm" svg:height="5.59mm" svg:x="49.48mm" svg:y="47mm" draw:control="control15"/>
          <draw:control draw:z-index="3" draw:style-name="gr1" draw:text-style-name="P2" svg:width="22.68mm" svg:height="5.02mm" svg:x="49.48mm" svg:y="53.19mm" draw:control="control16"/>
          <draw:control draw:z-index="4" draw:text-style-name="P1" svg:width="33mm" svg:height="6mm" svg:x="170.92mm" svg:y="44.98mm" draw:control="control17"/>
          <draw:control draw:z-index="5" draw:text-style-name="P1" svg:width="33mm" svg:height="6mm" svg:x="170.92mm" svg:y="52.92mm" draw:control="control18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DKG-EAST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A 352 LCB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80" calcext:value-type="float">
            <text:p>80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number-columns-repeated="2" table:style-name="ce22" office:value-type="string" calcext:value-type="string">
            <text:p>ЗРА-193-17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2528-99</text:p>
          </table:table-cell>
          <table:table-cell table:style-name="ce22" office:value-type="string" calcext:value-type="string">
            <text:p>3288</text:p>
          </table:table-cell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number-columns-repeated="2" table:style-name="ce22" office:value-type="string" calcext:value-type="string">
            <text:p><text:s/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number-columns-repeated="2" table:style-name="ce22" office:value-type="string" calcext:value-type="string">
            <text:p><text:s/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50.45д.23.26.01</text:p>
          </table:table-cell>
          <table:table-cell table:style-name="ce22" office:value-type="string" calcext:value-type="string">
            <text:p>50.45д.23.26.02</text:p>
          </table:table-cell>
          <table:table-cell table:style-name="ce2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number-columns-repeated="2" table:style-name="ce23" table:content-validation-name="val2" office:value-type="float" office:value="15.5" calcext:value-type="float">
            <text:p>15,5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number-columns-repeated="2" table:style-name="ce23" table:content-validation-name="val2" office:value-type="float" office:value="11.1" calcext:value-type="float">
            <text:p>11,1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3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19" form:id="control19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20" form:id="control20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1" form:id="control21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2" form:id="control22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3" form:id="control23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24" form:id="control24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19"/>
          <draw:control draw:z-index="1" draw:style-name="gr1" draw:text-style-name="P2" svg:width="16.47mm" svg:height="5.29mm" svg:x="49.48mm" svg:y="42.02mm" draw:control="control20"/>
          <draw:control draw:z-index="2" draw:style-name="gr1" draw:text-style-name="P2" svg:width="24.14mm" svg:height="5.59mm" svg:x="49.48mm" svg:y="47mm" draw:control="control21"/>
          <draw:control draw:z-index="3" draw:style-name="gr1" draw:text-style-name="P2" svg:width="22.68mm" svg:height="5.02mm" svg:x="49.48mm" svg:y="53.19mm" draw:control="control22"/>
          <draw:control draw:z-index="4" draw:text-style-name="P1" svg:width="33mm" svg:height="6mm" svg:x="170.92mm" svg:y="44.98mm" draw:control="control23"/>
          <draw:control draw:z-index="5" draw:text-style-name="P1" svg:width="33mm" svg:height="6mm" svg:x="170.92mm" svg:y="52.92mm" draw:control="control24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Клапан обратный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A 352 LCB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80" calcext:value-type="float">
            <text:p>80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number-columns-repeated="2" table:style-name="ce22" office:value-type="string" calcext:value-type="string">
            <text:p>ЗРА-192-17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4054-99</text:p>
          </table:table-cell>
          <table:table-cell table:style-name="ce22" office:value-type="string" calcext:value-type="string">
            <text:p>4051</text:p>
          </table:table-cell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number-columns-repeated="2" table:style-name="ce22" office:value-type="string" calcext:value-type="string">
            <text:p><text:s/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number-columns-repeated="2" table:style-name="ce22" office:value-type="string" calcext:value-type="string">
            <text:p><text:s/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50.45д.23.26.01</text:p>
          </table:table-cell>
          <table:table-cell table:style-name="ce22" office:value-type="string" calcext:value-type="string">
            <text:p>50.45д.23.26.02</text:p>
          </table:table-cell>
          <table:table-cell table:style-name="ce2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number-columns-repeated="2" table:style-name="ce23" table:content-validation-name="val2" office:value-type="float" office:value="11.1" calcext:value-type="float">
            <text:p>11,1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number-columns-repeated="2" table:style-name="ce23" table:content-validation-name="val2" office:value-type="float" office:value="10.6" calcext:value-type="float">
            <text:p>10,6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4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25" form:id="control25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26" form:id="control26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27" form:id="control27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28" form:id="control28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29" form:id="control29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30" form:id="control30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25"/>
          <draw:control draw:z-index="1" draw:style-name="gr1" draw:text-style-name="P2" svg:width="16.47mm" svg:height="5.29mm" svg:x="49.48mm" svg:y="42.02mm" draw:control="control26"/>
          <draw:control draw:z-index="2" draw:style-name="gr1" draw:text-style-name="P2" svg:width="24.14mm" svg:height="5.59mm" svg:x="49.48mm" svg:y="47mm" draw:control="control27"/>
          <draw:control draw:z-index="3" draw:style-name="gr1" draw:text-style-name="P2" svg:width="22.68mm" svg:height="5.02mm" svg:x="49.48mm" svg:y="53.19mm" draw:control="control28"/>
          <draw:control draw:z-index="4" draw:text-style-name="P1" svg:width="33mm" svg:height="6mm" svg:x="170.92mm" svg:y="44.98mm" draw:control="control29"/>
          <draw:control draw:z-index="5" draw:text-style-name="P1" svg:width="33mm" svg:height="6mm" svg:x="170.92mm" svg:y="52.92mm" draw:control="control30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Кран шаровой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I.V.C.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Типа 20Г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600" calcext:value-type="float">
            <text:p>6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Сыро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02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45016</text:p>
          </table:table-cell>
          <table:table-cell table:style-name="ce22"/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400.0.371.10.00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36" calcext:value-type="float">
            <text:p>36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57.2" calcext:value-type="float">
            <text:p>57,2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5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31" form:id="control31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32" form:id="control32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33" form:id="control33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34" form:id="control34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35" form:id="control35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36" form:id="control36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31"/>
          <draw:control draw:z-index="1" draw:style-name="gr1" draw:text-style-name="P2" svg:width="16.47mm" svg:height="5.29mm" svg:x="49.48mm" svg:y="42.02mm" draw:control="control32"/>
          <draw:control draw:z-index="2" draw:style-name="gr1" draw:text-style-name="P2" svg:width="24.14mm" svg:height="5.59mm" svg:x="49.48mm" svg:y="47mm" draw:control="control33"/>
          <draw:control draw:z-index="3" draw:style-name="gr1" draw:text-style-name="P2" svg:width="22.68mm" svg:height="5.02mm" svg:x="49.48mm" svg:y="53.19mm" draw:control="control34"/>
          <draw:control draw:z-index="4" draw:text-style-name="P1" svg:width="33mm" svg:height="6mm" svg:x="170.92mm" svg:y="44.98mm" draw:control="control35"/>
          <draw:control draw:z-index="5" draw:text-style-name="P1" svg:width="33mm" svg:height="6mm" svg:x="170.92mm" svg:y="52.92mm" draw:control="control36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Кран шаровой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SDT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17 ГС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600" calcext:value-type="float">
            <text:p>6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Сыро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number-columns-repeated="2" table:style-name="ce22" office:value-type="string" calcext:value-type="string">
            <text:p>ЗРА-201-17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8207</text:p>
          </table:table-cell>
          <table:table-cell table:style-name="ce22" office:value-type="string" calcext:value-type="string">
            <text:p>4У371.11.501</text:p>
          </table:table-cell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number-columns-repeated="2" table:style-name="ce22" office:value-type="string" calcext:value-type="string">
            <text:p>400.0.371.10.00</text:p>
          </table:table-cell>
          <table:table-cell table:style-name="ce2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number-columns-repeated="2" table:style-name="ce23" table:content-validation-name="val2" office:value-type="float" office:value="20" calcext:value-type="float">
            <text:p>20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number-columns-repeated="2" table:style-name="ce23" table:content-validation-name="val2" office:value-type="float" office:value="31.9" calcext:value-type="float">
            <text:p>31,9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6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37" form:id="control37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38" form:id="control38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39" form:id="control39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40" form:id="control40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41" form:id="control41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42" form:id="control42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37"/>
          <draw:control draw:z-index="1" draw:style-name="gr1" draw:text-style-name="P2" svg:width="16.47mm" svg:height="5.29mm" svg:x="49.48mm" svg:y="42.02mm" draw:control="control38"/>
          <draw:control draw:z-index="2" draw:style-name="gr1" draw:text-style-name="P2" svg:width="24.14mm" svg:height="5.59mm" svg:x="49.48mm" svg:y="47mm" draw:control="control39"/>
          <draw:control draw:z-index="3" draw:style-name="gr1" draw:text-style-name="P2" svg:width="22.68mm" svg:height="5.02mm" svg:x="49.48mm" svg:y="53.19mm" draw:control="control40"/>
          <draw:control draw:z-index="4" draw:text-style-name="P1" svg:width="33mm" svg:height="6mm" svg:x="170.92mm" svg:y="44.98mm" draw:control="control41"/>
          <draw:control draw:z-index="5" draw:text-style-name="P1" svg:width="33mm" svg:height="6mm" svg:x="170.92mm" svg:y="52.92mm" draw:control="control42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“Гусар“ (Россия)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20Л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6" calcext:value-type="float">
            <text:p>16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25" calcext:value-type="float">
            <text:p>25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0.65" calcext:value-type="float">
            <text:p>0,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number-columns-repeated="2" table:style-name="ce22" office:value-type="string" calcext:value-type="string">
            <text:p>ЗРА-199-17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298</text:p>
          </table:table-cell>
          <table:table-cell table:style-name="ce22" office:value-type="string" calcext:value-type="string">
            <text:p>928</text:p>
          </table:table-cell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office:value-type="string" calcext:value-type="string">
            <text:p>-</text:p>
          </table:table-cell>
          <table:table-cell table:style-name="ce2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367LSH01 “F1“ 23Ф03</text:p>
          </table:table-cell>
          <table:table-cell table:style-name="ce22" office:value-type="string" calcext:value-type="string">
            <text:p>367LSH01 “F2“ 23Ф03</text:p>
          </table:table-cell>
          <table:table-cell table:style-name="ce2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number-columns-repeated="2" table:style-name="ce23" table:content-validation-name="val2" office:value-type="float" office:value="24.4" calcext:value-type="float">
            <text:p>24,4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number-columns-repeated="2" table:style-name="ce23" table:content-validation-name="val2" office:value-type="float" office:value="7.3" calcext:value-type="float">
            <text:p>7,3</text:p>
          </table:table-cell>
          <table:table-cell table:style-name="ce23" table:content-validation-name="val2" table:number-columns-repeated="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7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43" form:id="control43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44" form:id="control44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45" form:id="control45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46" form:id="control46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47" form:id="control47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48" form:id="control48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43"/>
          <draw:control draw:z-index="1" draw:style-name="gr1" draw:text-style-name="P2" svg:width="16.47mm" svg:height="5.29mm" svg:x="49.48mm" svg:y="42.02mm" draw:control="control44"/>
          <draw:control draw:z-index="2" draw:style-name="gr1" draw:text-style-name="P2" svg:width="24.14mm" svg:height="5.59mm" svg:x="49.48mm" svg:y="47mm" draw:control="control45"/>
          <draw:control draw:z-index="3" draw:style-name="gr1" draw:text-style-name="P2" svg:width="22.68mm" svg:height="5.02mm" svg:x="49.48mm" svg:y="53.19mm" draw:control="control46"/>
          <draw:control draw:z-index="4" draw:text-style-name="P1" svg:width="33mm" svg:height="6mm" svg:x="170.92mm" svg:y="44.98mm" draw:control="control47"/>
          <draw:control draw:z-index="5" draw:text-style-name="P1" svg:width="33mm" svg:height="6mm" svg:x="170.92mm" svg:y="52.92mm" draw:control="control48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ЮКМ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25Л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6" calcext:value-type="float">
            <text:p>16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25" calcext:value-type="float">
            <text:p>25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0.65" calcext:value-type="float">
            <text:p>0,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198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4У371.17.017</text:p>
          </table:table-cell>
          <table:table-cell table:style-name="ce22"/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367LSH01 “F1“ 23Ф03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3.4" calcext:value-type="float">
            <text:p>13,4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0.3" calcext:value-type="float">
            <text:p>10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8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49" form:id="control49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50" form:id="control50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51" form:id="control51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52" form:id="control52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53" form:id="control53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54" form:id="control54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49"/>
          <draw:control draw:z-index="1" draw:style-name="gr1" draw:text-style-name="P2" svg:width="16.47mm" svg:height="5.29mm" svg:x="49.48mm" svg:y="42.02mm" draw:control="control50"/>
          <draw:control draw:z-index="2" draw:style-name="gr1" draw:text-style-name="P2" svg:width="24.14mm" svg:height="5.59mm" svg:x="49.48mm" svg:y="47mm" draw:control="control51"/>
          <draw:control draw:z-index="3" draw:style-name="gr1" draw:text-style-name="P2" svg:width="22.68mm" svg:height="5.02mm" svg:x="49.48mm" svg:y="53.19mm" draw:control="control52"/>
          <draw:control draw:z-index="4" draw:text-style-name="P1" svg:width="33mm" svg:height="6mm" svg:x="170.92mm" svg:y="44.98mm" draw:control="control53"/>
          <draw:control draw:z-index="5" draw:text-style-name="P1" svg:width="33mm" svg:height="6mm" svg:x="170.92mm" svg:y="52.92mm" draw:control="control54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Velan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25Л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25" calcext:value-type="float">
            <text:p>25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0.65" calcext:value-type="float">
            <text:p>0,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195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4Е371.17.024</text:p>
          </table:table-cell>
          <table:table-cell table:style-name="ce22"/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367LAHH06 “F1“ 14FL901B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1.5" calcext:value-type="float">
            <text:p>11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1.1" calcext:value-type="float">
            <text:p>11,1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9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55" form:id="control55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56" form:id="control56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57" form:id="control57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58" form:id="control58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59" form:id="control59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60" form:id="control60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55"/>
          <draw:control draw:z-index="1" draw:style-name="gr1" draw:text-style-name="P2" svg:width="16.47mm" svg:height="5.29mm" svg:x="49.48mm" svg:y="42.02mm" draw:control="control56"/>
          <draw:control draw:z-index="2" draw:style-name="gr1" draw:text-style-name="P2" svg:width="24.14mm" svg:height="5.59mm" svg:x="49.48mm" svg:y="47mm" draw:control="control57"/>
          <draw:control draw:z-index="3" draw:style-name="gr1" draw:text-style-name="P2" svg:width="22.68mm" svg:height="5.02mm" svg:x="49.48mm" svg:y="53.19mm" draw:control="control58"/>
          <draw:control draw:z-index="4" draw:text-style-name="P1" svg:width="33mm" svg:height="6mm" svg:x="170.92mm" svg:y="44.98mm" draw:control="control59"/>
          <draw:control draw:z-index="5" draw:text-style-name="P1" svg:width="33mm" svg:height="6mm" svg:x="170.92mm" svg:y="52.92mm" draw:control="control60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Благовещенский арматурный завод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20Л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60" calcext:value-type="float">
            <text:p>16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Факельны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7.5" calcext:value-type="float">
            <text:p>7,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06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У368.13.019</text:p>
          </table:table-cell>
          <table:table-cell table:style-name="ce22"/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SH60.304.0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4.2" calcext:value-type="float">
            <text:p>14,2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2.9" calcext:value-type="float">
            <text:p>12,9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10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61" form:id="control61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62" form:id="control62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63" form:id="control63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64" form:id="control64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65" form:id="control65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66" form:id="control66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61"/>
          <draw:control draw:z-index="1" draw:style-name="gr1" draw:text-style-name="P2" svg:width="16.47mm" svg:height="5.29mm" svg:x="49.48mm" svg:y="42.02mm" draw:control="control62"/>
          <draw:control draw:z-index="2" draw:style-name="gr1" draw:text-style-name="P2" svg:width="24.14mm" svg:height="5.59mm" svg:x="49.48mm" svg:y="47mm" draw:control="control63"/>
          <draw:control draw:z-index="3" draw:style-name="gr1" draw:text-style-name="P2" svg:width="22.68mm" svg:height="5.02mm" svg:x="49.48mm" svg:y="53.19mm" draw:control="control64"/>
          <draw:control draw:z-index="4" draw:text-style-name="P1" svg:width="33mm" svg:height="6mm" svg:x="170.92mm" svg:y="44.98mm" draw:control="control65"/>
          <draw:control draw:z-index="5" draw:text-style-name="P1" svg:width="33mm" svg:height="6mm" svg:x="170.92mm" svg:y="52.92mm" draw:control="control66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17ГС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50" calcext:value-type="float">
            <text:p>15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Некондици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25" calcext:value-type="float">
            <text:p>25</text:p>
          </table:table-cell>
          <table:table-cell table:style-name="ce29"/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0.65" calcext:value-type="float">
            <text:p>0,6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194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10288</text:p>
          </table:table-cell>
          <table:table-cell table:style-name="ce22"/>
          <table:table-cell table:style-name="ce59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367LAHH06 “F2“ 14FL901B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4.8" calcext:value-type="float">
            <text:p>14,8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3.9" calcext:value-type="float">
            <text:p>13,9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11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67" form:id="control67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68" form:id="control68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69" form:id="control69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70" form:id="control70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71" form:id="control71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72" form:id="control72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67"/>
          <draw:control draw:z-index="1" draw:style-name="gr1" draw:text-style-name="P2" svg:width="16.47mm" svg:height="5.29mm" svg:x="49.48mm" svg:y="42.02mm" draw:control="control68"/>
          <draw:control draw:z-index="2" draw:style-name="gr1" draw:text-style-name="P2" svg:width="24.14mm" svg:height="5.59mm" svg:x="49.48mm" svg:y="47mm" draw:control="control69"/>
          <draw:control draw:z-index="3" draw:style-name="gr1" draw:text-style-name="P2" svg:width="22.68mm" svg:height="5.02mm" svg:x="49.48mm" svg:y="53.19mm" draw:control="control70"/>
          <draw:control draw:z-index="4" draw:text-style-name="P1" svg:width="33mm" svg:height="6mm" svg:x="170.92mm" svg:y="44.98mm" draw:control="control71"/>
          <draw:control draw:z-index="5" draw:text-style-name="P1" svg:width="33mm" svg:height="6mm" svg:x="170.92mm" svg:y="52.92mm" draw:control="control72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17ГС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200" calcext:value-type="float">
            <text:p>2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100" calcext:value-type="float">
            <text:p>1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Сыро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number-columns-repeated="3" table:style-name="ce22" office:value-type="string" calcext:value-type="string">
            <text:p>ЗРА-200-17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62" office:value-type="string" calcext:value-type="string">
            <text:p>4У371.17.001</text:p>
          </table:table-cell>
          <table:table-cell table:style-name="ce62" office:value-type="string" calcext:value-type="string">
            <text:p>4У371.17.002</text:p>
          </table:table-cell>
          <table:table-cell table:style-name="ce62" office:value-type="string" calcext:value-type="string">
            <text:p>4У371.17.003</text:p>
          </table:table-cell>
          <table:table-cell table:style-name="ce59"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number-columns-repeated="3" table:style-name="ce22" office:value-type="string" calcext:value-type="string">
            <text:p><text:s/>-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number-columns-repeated="3" table:style-name="ce22" office:value-type="string" calcext:value-type="string">
            <text:p><text:s/>-</text:p>
          </table:table-cell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number-columns-repeated="3" table:style-name="ce22" office:value-type="string" calcext:value-type="string">
            <text:p>400.0.371.10.00</text:p>
          </table:table-cell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28" calcext:value-type="float">
            <text:p>28</text:p>
          </table:table-cell>
          <table:table-cell table:style-name="ce23" table:content-validation-name="val2" office:value-type="float" office:value="27.1" calcext:value-type="float">
            <text:p>27,1</text:p>
          </table:table-cell>
          <table:table-cell table:style-name="ce23" table:content-validation-name="val2" office:value-type="float" office:value="28" calcext:value-type="float">
            <text:p>28</text:p>
          </table:table-cell>
          <table:table-cell table:style-name="ce23" table:content-validation-name="val2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26.2" calcext:value-type="float">
            <text:p>26,2</text:p>
          </table:table-cell>
          <table:table-cell table:style-name="ce23" table:content-validation-name="val2" office:value-type="float" office:value="27.8" calcext:value-type="float">
            <text:p>27,8</text:p>
          </table:table-cell>
          <table:table-cell table:style-name="ce23" table:content-validation-name="val2" office:value-type="float" office:value="26.5" calcext:value-type="float">
            <text:p>26,5</text:p>
          </table:table-cell>
          <table:table-cell table:style-name="ce23" table:content-validation-name="val2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12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73" form:id="control73" form:label="дюйм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74" form:id="control74" form:label="серия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75" form:id="control75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76" form:id="control76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77" form:id="control77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78" form:id="control78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73"/>
          <draw:control draw:z-index="1" draw:style-name="gr1" draw:text-style-name="P2" svg:width="16.47mm" svg:height="5.29mm" svg:x="49.48mm" svg:y="42.02mm" draw:control="control74"/>
          <draw:control draw:z-index="2" draw:style-name="gr1" draw:text-style-name="P2" svg:width="24.14mm" svg:height="5.59mm" svg:x="49.48mm" svg:y="47mm" draw:control="control75"/>
          <draw:control draw:z-index="3" draw:style-name="gr1" draw:text-style-name="P2" svg:width="22.68mm" svg:height="5.02mm" svg:x="49.48mm" svg:y="53.19mm" draw:control="control76"/>
          <draw:control draw:z-index="4" draw:text-style-name="P1" svg:width="33mm" svg:height="6mm" svg:x="170.92mm" svg:y="44.98mm" draw:control="control77"/>
          <draw:control draw:z-index="5" draw:text-style-name="P1" svg:width="33mm" svg:height="6mm" svg:x="170.92mm" svg:y="52.92mm" draw:control="control78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A 352 LCB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75" calcext:value-type="float">
            <text:p>75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Факельны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7.5" calcext:value-type="float">
            <text:p>7,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03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58314</text:p>
          </table:table-cell>
          <table:table-cell table:style-name="ce62" table:number-columns-repeated="2"/>
          <table:table-cell table:style-name="ce59"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SH60.304.0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6.5" calcext:value-type="float">
            <text:p>16,5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3.2" calcext:value-type="float">
            <text:p>13,2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13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79" form:id="control79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80" form:id="control80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81" form:id="control81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82" form:id="control82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83" form:id="control83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84" form:id="control84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79"/>
          <draw:control draw:z-index="1" draw:style-name="gr1" draw:text-style-name="P2" svg:width="16.47mm" svg:height="5.29mm" svg:x="49.48mm" svg:y="42.02mm" draw:control="control80"/>
          <draw:control draw:z-index="2" draw:style-name="gr1" draw:text-style-name="P2" svg:width="24.14mm" svg:height="5.59mm" svg:x="49.48mm" svg:y="47mm" draw:control="control81"/>
          <draw:control draw:z-index="3" draw:style-name="gr1" draw:text-style-name="P2" svg:width="22.68mm" svg:height="5.02mm" svg:x="49.48mm" svg:y="53.19mm" draw:control="control82"/>
          <draw:control draw:z-index="4" draw:text-style-name="P1" svg:width="33mm" svg:height="6mm" svg:x="170.92mm" svg:y="44.98mm" draw:control="control83"/>
          <draw:control draw:z-index="5" draw:text-style-name="P1" svg:width="33mm" svg:height="6mm" svg:x="170.92mm" svg:y="52.92mm" draw:control="control84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A 352 LCB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300" calcext:value-type="float">
            <text:p>3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Факельны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7.5" calcext:value-type="float">
            <text:p>7,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05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371</text:p>
          </table:table-cell>
          <table:table-cell table:style-name="ce62" table:number-columns-repeated="2"/>
          <table:table-cell table:style-name="ce59"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SH60.304.0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36.7" calcext:value-type="float">
            <text:p>36,7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42.3" calcext:value-type="float">
            <text:p>42,3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Группа 14" table:style-name="ta2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IsInch" form:control-implementation="ooo:com.sun.star.form.component.CheckBox" xml:id="control85" form:id="control85" form:label="дюймы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nsi" form:control-implementation="ooo:com.sun.star.form.component.CheckBox" xml:id="control86" form:id="control86" form:label="серия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s" form:control-implementation="ooo:com.sun.star.form.component.CheckBox" xml:id="control87" form:id="control87" form:label="сероводород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Avg" form:control-implementation="ooo:com.sun.star.form.component.CheckBox" xml:id="control88" form:id="control88" form:label="окр. среды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CopySheet" form:control-implementation="ooo:com.sun.star.form.component.CommandButton" xml:id="control89" form:id="control89" form:label="Копировать лис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Func.CopySheet?language=Basic&amp;location=document" xlink:type="simple"/>
              </office:event-listeners>
            </form:button>
            <form:button form:name="CalcRes" form:control-implementation="ooo:com.sun.star.form.component.CommandButton" xml:id="control90" form:id="control90" form:label="Расчет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ResCalc.CalcOneSheet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16.71mm" svg:height="8.67mm" svg:x="49.48mm" svg:y="34.93mm" draw:control="control85"/>
          <draw:control draw:z-index="1" draw:style-name="gr1" draw:text-style-name="P2" svg:width="16.47mm" svg:height="5.29mm" svg:x="49.48mm" svg:y="42.02mm" draw:control="control86"/>
          <draw:control draw:z-index="2" draw:style-name="gr1" draw:text-style-name="P2" svg:width="24.14mm" svg:height="5.59mm" svg:x="49.48mm" svg:y="47mm" draw:control="control87"/>
          <draw:control draw:z-index="3" draw:style-name="gr1" draw:text-style-name="P2" svg:width="22.68mm" svg:height="5.02mm" svg:x="49.48mm" svg:y="53.19mm" draw:control="control88"/>
          <draw:control draw:z-index="4" draw:text-style-name="P1" svg:width="33mm" svg:height="6mm" svg:x="170.92mm" svg:y="44.98mm" draw:control="control89"/>
          <draw:control draw:z-index="5" draw:text-style-name="P1" svg:width="33mm" svg:height="6mm" svg:x="170.92mm" svg:y="52.92mm" draw:control="control90"/>
        </table:shapes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ce12"/>
        <table:table-column table:style-name="co5" table:number-columns-repeated="46" table:default-cell-style-name="Default"/>
        <table:table-column table:style-name="co2" table:number-columns-repeated="972" table:default-cell-style-name="Default"/>
        <table:table-row table:style-name="ro2">
          <table:table-cell table:style-name="ce9" office:value-type="string" calcext:value-type="string">
            <text:p>заказчик</text:p>
          </table:table-cell>
          <table:table-cell table:style-name="ce47" office:value-type="string" calcext:value-type="string">
            <text:p>ООО "Газпром добыча Оренбург"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объект, цех</text:p>
          </table:table-cell>
          <table:table-cell table:style-name="ce47" office:value-type="string" calcext:value-type="string">
            <text:p>ГПЗ, цех №3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установка</text:p>
          </table:table-cell>
          <table:table-cell table:style-name="ce47" office:value-type="string" calcext:value-type="string">
            <text:p>4У-371</text:p>
          </table:table-cell>
          <table:table-cell table:number-columns-repeated="1022"/>
        </table:table-row>
        <table:table-row table:style-name="ro2">
          <table:table-cell table:style-name="ce10"/>
          <table:table-cell table:style-name="ce47"/>
          <table:table-cell table:number-columns-repeated="1022"/>
        </table:table-row>
        <table:table-row table:style-name="ro2">
          <table:table-cell table:style-name="ce10" office:value-type="string" calcext:value-type="string">
            <text:p>наименование арматуры</text:p>
          </table:table-cell>
          <table:table-cell table:style-name="ce47" table:content-validation-name="val1" office:value-type="string" calcext:value-type="string">
            <text:p>Задвижка клиновая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изготовитель</text:p>
          </table:table-cell>
          <table:table-cell table:style-name="ce47" office:value-type="string" calcext:value-type="string">
            <text:p>Мalbranque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материал корпуса</text:p>
          </table:table-cell>
          <table:table-cell table:style-name="ce47" office:value-type="string" calcext:value-type="string">
            <text:p>A 352 LCB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ый проход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номинальное давление</text:p>
          </table:table-cell>
          <table:table-cell table:style-name="ce20" office:value-type="float" office:value="600" calcext:value-type="float">
            <text:p>600</text:p>
          </table:table-cell>
          <table:table-cell table:style-name="ce28"/>
          <table:table-cell table:number-columns-repeated="1021"/>
        </table:table-row>
        <table:table-row table:style-name="ro2">
          <table:table-cell table:style-name="ce10" office:value-type="string" calcext:value-type="string">
            <text:p>рабочая среда</text:p>
          </table:table-cell>
          <table:table-cell table:style-name="ce47" office:value-type="string" calcext:value-type="string">
            <text:p>Факельный газ</text:p>
          </table:table-cell>
          <table:table-cell table:number-columns-repeated="1022"/>
        </table:table-row>
        <table:table-row table:style-name="ro2">
          <table:table-cell table:style-name="ce10" office:value-type="string" calcext:value-type="string">
            <text:p>температура раб.</text:p>
          </table:table-cell>
          <table:table-cell table:style-name="ce20" office:value-type="float" office:value="-5" calcext:value-type="float">
            <text:p>-5</text:p>
          </table:table-cell>
          <table:table-cell table:style-name="ce29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11" office:value-type="string" calcext:value-type="string">
            <text:p>давление рабочее</text:p>
          </table:table-cell>
          <table:table-cell table:style-name="ce20" office:value-type="float" office:value="7.5" calcext:value-type="float">
            <text:p>7,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Технологические параметры эксплуатации</text:p>
          </table:table-cell>
          <table:table-cell table:style-name="ce21" table:number-columns-repeated="25"/>
          <table:table-cell table:number-columns-repeated="998"/>
        </table:table-row>
        <table:table-row table:style-name="ro2">
          <table:table-cell table:style-name="ce10" office:value-type="string" calcext:value-type="string">
            <text:p>№ протокола</text:p>
          </table:table-cell>
          <table:table-cell table:style-name="ce22" office:value-type="string" calcext:value-type="string">
            <text:p>ЗРА-204-17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Зав. №</text:p>
          </table:table-cell>
          <table:table-cell table:style-name="ce22" office:value-type="string" calcext:value-type="string">
            <text:p>2000</text:p>
          </table:table-cell>
          <table:table-cell table:style-name="ce62" table:number-columns-repeated="2"/>
          <table:table-cell table:style-name="ce59" table:number-columns-repeated="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изготовления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Год установки</text:p>
          </table:table-cell>
          <table:table-cell table:style-name="ce22" office:value-type="string" calcext:value-type="string">
            <text:p><text:s/>-</text:p>
          </table:table-cell>
          <table:table-cell table:style-name="ce22" table:number-columns-repeated="2"/>
          <table:table-cell table:style-name="ce59"/>
          <table:table-cell table:style-name="ce32"/>
          <table:table-cell table:number-columns-repeated="1018"/>
        </table:table-row>
        <table:table-row table:style-name="ro2">
          <table:table-cell table:style-name="ce10" office:value-type="string" calcext:value-type="string">
            <text:p>Место установки</text:p>
          </table:table-cell>
          <table:table-cell table:style-name="ce22" office:value-type="string" calcext:value-type="string">
            <text:p>SH60.304.0</text:p>
          </table:table-cell>
          <table:table-cell table:style-name="ce22" table:number-columns-repeated="2"/>
          <table:table-cell table:style-name="ce59" table:content-validation-name="val3" table:number-columns-repeated="2"/>
          <table:table-cell table:number-columns-repeated="1018"/>
        </table:table-row>
        <table:table-row table:style-name="ro2">
          <table:table-cell table:style-name="ce14" office:value-type="string" calcext:value-type="string">
            <text:p>Фланец (ступица)</text:p>
          </table:table-cell>
          <table:table-cell table:style-name="ce23" table:content-validation-name="val2" office:value-type="float" office:value="14.2" calcext:value-type="float">
            <text:p>14,2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2">
          <table:table-cell table:style-name="ce15" office:value-type="string" calcext:value-type="string">
            <text:p>Корпус</text:p>
          </table:table-cell>
          <table:table-cell table:style-name="ce23" table:content-validation-name="val2" office:value-type="float" office:value="13.6" calcext:value-type="float">
            <text:p>13,6</text:p>
          </table:table-cell>
          <table:table-cell table:style-name="ce23" table:content-validation-name="val2" table:number-columns-repeated="3"/>
          <table:table-cell table:style-name="ce33" table:content-validation-name="val2"/>
          <table:table-cell table:number-columns-repeated="1018"/>
        </table:table-row>
        <table:table-row table:style-name="ro1">
          <table:table-cell table:style-name="ce16" office:value-type="string" calcext:value-type="string">
            <text:p>Материалы</text:p>
          </table:table-cell>
          <table:table-cell table:style-name="ce24" table:number-columns-repeated="2"/>
          <table:table-cell table:style-name="ce24" office:value-type="string" calcext:value-type="string">
            <text:p>Листов</text:p>
          </table:table-cell>
          <table:table-cell table:style-name="ce24" office:value-type="string" calcext:value-type="string">
            <text:p>Исполнитель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7" office:value-type="string" calcext:value-type="string">
            <text:p>Корпус</text:p>
          </table:table-cell>
          <table:table-cell table:style-name="ce25" office:value-type="string" calcext:value-type="string">
            <text:p>17ГС ГОСТ 19281-89</text:p>
          </table:table-cell>
          <table:table-cell table:style-name="ce30"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Панкратов</text:p>
          </table:table-cell>
          <table:table-cell table:style-name="ce30"/>
          <table:table-cell table:number-columns-repeated="1018"/>
        </table:table-row>
        <table:table-row table:style-name="ro2">
          <table:table-cell table:style-name="ce18" office:value-type="string" calcext:value-type="string">
            <text:p>Крышка</text:p>
          </table:table-cell>
          <table:table-cell table:style-name="ce25" office:value-type="string" calcext:value-type="string">
            <text:p>17ГС ГОСТ 19281-89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Шпиндель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Клин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2">
          <table:table-cell table:style-name="ce18" office:value-type="string" calcext:value-type="string">
            <text:p>Седло</text:p>
          </table:table-cell>
          <table:table-cell table:style-name="ce26" office:value-type="string" calcext:value-type="string">
            <text:p>08Х17Н13М2Т ГОСТ 5632-72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/>
          <table:table-cell table:style-name="ce27" table:number-columns-repeated="2"/>
          <table:table-cell table:number-columns-repeated="102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al CYR1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р.</number:text>
    </number:number-style>
    <number:number-style style:name="N11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р.</number:text>
    </number:number-style>
    <number:number-style style:name="N12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0P2" style:volatile="true">
      <loext:text> </loext:text>
      <loext:fill-character> </loext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1" loext:min-decimal-places="1" number:min-integer-digits="1"/>
    </number:number-style>
    <number:date-style style:name="N140">
      <number:day number:style="long"/>
      <number:text> </number:text>
      <number:month number:style="long" number:textual="true"/>
      <number:text> </number:text>
      <number:year number:style="long"/>
      <number:text> г.</number:text>
    </number:date-style>
    <style:style style:name="Default" style:family="table-cell">
      <style:table-cell-properties fo:padding="0.71mm" style:rotation-align="none"/>
      <style:text-properties style:font-name="Arial CYR" fo:font-family="'Arial CYR'" fo:font-size="12pt" style:font-name-asian="Arial Unicode MS" style:font-family-asian="'Arial Unicode MS'" style:font-family-generic-asian="system" style:font-pitch-asian="variable" style:font-size-asian="12pt" style:font-name-complex="Arial CYR" style:font-family-complex="'Arial CYR'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shadow="none" style:first-page-number="continue" style:scale-to="100%" style:writing-mode="lr-tb" style:print="charts drawings grid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.00.0000</text:date>, <text:time style:data-style-name="N2" text:time-value="09:42:33.47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Группа" style:display-name="PageStyle_Групп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анные" style:display-name="PageStyle_Данные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Группа_20__28_2_29_" style:display-name="PageStyle_Группа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1" style:display-name="PageStyle_Группа (2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2" style:display-name="PageStyle_Группа (2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3" style:display-name="PageStyle_Группа (2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4" style:display-name="PageStyle_Группа (2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_29__20_5" style:display-name="PageStyle_Группа (2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" style:display-name="PageStyle_Группа (3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1" style:display-name="PageStyle_Группа (3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2" style:display-name="PageStyle_Группа (3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3" style:display-name="PageStyle_Группа (3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4" style:display-name="PageStyle_Группа (3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5" style:display-name="PageStyle_Группа (3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3_29__20_6" style:display-name="PageStyle_Группа (3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" style:display-name="PageStyle_Группа (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1" style:display-name="PageStyle_Группа (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2" style:display-name="PageStyle_Группа (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3" style:display-name="PageStyle_Группа (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4" style:display-name="PageStyle_Группа (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5" style:display-name="PageStyle_Группа (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4_29__20_6" style:display-name="PageStyle_Группа (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" style:display-name="PageStyle_Группа (14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1" style:display-name="PageStyle_Группа (14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2" style:display-name="PageStyle_Группа (14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3" style:display-name="PageStyle_Группа (14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4" style:display-name="PageStyle_Группа (14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5" style:display-name="PageStyle_Группа (14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6" style:display-name="PageStyle_Группа (14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4_29__20_7" style:display-name="PageStyle_Группа (14)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" style:display-name="PageStyle_Группа (1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1" style:display-name="PageStyle_Группа (1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2" style:display-name="PageStyle_Группа (1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3" style:display-name="PageStyle_Группа (1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4" style:display-name="PageStyle_Группа (1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17_29__20_5" style:display-name="PageStyle_Группа (1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" style:display-name="PageStyle_Группа (27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1" style:display-name="PageStyle_Группа (27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2" style:display-name="PageStyle_Группа (27)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3" style:display-name="PageStyle_Группа (27)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4" style:display-name="PageStyle_Группа (27)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5" style:display-name="PageStyle_Группа (27)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6" style:display-name="PageStyle_Группа (27)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Группа_20__28_27_29__20_7" style:display-name="PageStyle_Группа (27)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Турсунбаев Р.Ш.</meta:initial-creator>
    <meta:creation-date>2014-09-16T08:12:44</meta:creation-date>
    <dc:date>2017-04-24T11:22:32.749000000</dc:date>
    <meta:editing-cycles>203</meta:editing-cycles>
    <meta:editing-duration>P3DT20H5M36S</meta:editing-duration>
    <meta:generator>LibreOffice/5.3.1.2$Windows_x86 LibreOffice_project/e80a0e0fd1875e1696614d24c32df0f95f03deb2</meta:generator>
    <dc:creator>Дмитрий Владимирович Копытов</dc:creator>
    <meta:document-statistic meta:table-count="15" meta:cell-count="796" meta:object-count="90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GetLastUsedColumn(oSheet, RowNumber) As Integer		
Dim oRow, oEmptyRanges, Count%		
	oRow = oSheet.getRows().getByIndex(RowNumber)
	oEmptyRanges = oRow.queryEmptyCells
	Count = oEmptyRanges.Count		
	GetLastUsedColumn = oEmptyRanges.RangeAddresses(Count-1).StartColumn - 1
End Function

Function GetLastUsedRow(oSheet, ColNumber) As Integer		
Dim oCol, oEmptyRanges, Count%		
	oCol = oSheet.getColumns().getByIndex(ColNumber)
	oEmptyRanges = oCol.queryEmptyCells
	Count = oEmptyRanges.Count		
	GetLastUsedRow = oEmptyRanges.RangeAddresses(Count-1).StartRow - 1
End Function

Function CreateTable(document, rows%, cols%) As Object
Dim oTextTable	
	oTextTable = document.createInstance("com.sun.star.text.TextTable")
	oTextTable.initialize(rows, cols)  
	oTextTable.HoriOrient = 0 'com.sun.star.text.HoriOrientation::NONE
	oTextTable.LeftMargin = 0
	oTextTable.RightMargin = 0	
	CreateTable = oTextTable
End Function

Sub CopySheet
Dim oBook, Count%, sName$
	oBook = ThisComponent
	Count = oBook.Sheets.Count
	sName = oBook.CurrentController.ActiveSheet.Name
	oBook.Sheets.copyByName(sName, "Группа " &amp; Count, Count)
	oBook.CurrentController.setActiveSheet(oBook.Sheets(Count))
End Sub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
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ShowDocument(oDoc, Vis as Boolean)
	Controller = oDoc.CurrentController
	Frame = Controller.Frame
	ContainerWin = Frame.ContainerWindow
	ContainerWin.Visible = Vis
End Function

Function RemoveRowsByCellString(oTable as Object, iCol%, iRow%, sVal$)
Dim Count%
	Count = oTable.Rows.Count - 1
	For i = iRow To Count
		If oTable.getCellByPosition(iCol, i).String = sVal Then
			oTable.Rows.RemoveByIndex(i, 1)
			Count = Count - 1
			i = i - 1
		End If
	Next i
End Function

Function setOffsetValByCellString(oTable as Object, iCol%, iRow%, HorOffset%, sVal$, sVal2$)
Dim Count%
	Count = oTable.Rows.Count - 1
	For i = iRow To Count
		If oTable.getCellByPosition(iCol, i).String = sVal Then
			oTable.getCellByPosition(iCol + HorOffset, i).String = sVal2
		End If
	Next i
End Function


Function ConvertLength(Value, sFrom$, sTo$, Places)
Dim svc As Object
	svc = createUnoService("com.sun.star.sheet.FunctionAccess")
	Convert = svc.callFunction("CONVERT_ADD", Array(Value, sFrom, sTo))
	Rr = svc.callFunction("ROUND", Array(Convert, Places))
	ConvertLength = Rr
End Function

Function Min(Arr)
Dim svc As Object
Dim Fn
	svc = createUnoService("com.sun.star.sheet.FunctionAccess")
	Fn = svc.callFunction("MIN", Arr)
	Min = Fn
End Function

Function Max(Arr)
Dim svc As Object
Dim Fn
	svc = createUnoService("com.sun.star.sheet.FunctionAccess")
	Fn = svc.callFunction("MAX", Arr)
	Max = Fn
End Function

Function ConvertFromAnsi(ansi%)
	Select Case ansi:
		Case 150:
			ConvertFromAnsi = 20
		Case 300:
			ConvertFromAnsi = 50		
		Case 400:
			ConvertFromAnsi = 68
		Case 600:
			ConvertFromAnsi = 100
		Case 900:
			ConvertFromAnsi = 150
		Case 1500:
			ConvertFromAnsi = 250
		Case 2500:
			ConvertFromAnsi = 420
		Case Else: 
			ConvertFromAnsi = 0
	End Select
End Function

Function Replace_symbols(ByVal txt As String) As String
    St$ = "~!?@/\#$%^&amp;*=|`"""
    For i% = 1 To Len(St$)
        txt = Replace(txt, Mid(St$, i, 1), "_")
    Next
    Replace_symbols = txt
End Function

Sub PrintFiles
	Dim AllFiles$, NextFile$
	Dim oBook, oDoc
	Dim a(0) As New com.sun.star.beans.PropertyValue
	Dim counter%

	GlobalScope.BasicLibraries.loadLibrary("Tools")

	a(0).Name = "Hidden"
	a(0).Value = True
	
	oBook = ThisComponent

	DestDir = DirectoryNameOutOfPath(oBook.getURL(),"/") &amp; "/Расчеты/"
	NextFile = Dir(ConvertFromUrl(DestDir), 0)
	counter = 0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1
	ProgressStep = 1
	oProgressBarModel = oDialog.getModel().getByName("ProgressBar1")
	oProgressBarModel.setPropertyValue("ProgressValueMin", ProgressValueMin)
	oProgressBarModel.setPropertyValue("ProgressValueMax", ProgressValueMax)
	oDialog.getModel().getByName("Label1").Label = "Печатаем расчеты. Подождите..."
	oLabel = oDialog.getModel().getByName("Label2")
	oDialog.setVisible(True)
	
	While NextFile &lt;&gt; "" 
		If InStr(1, NextFile, ".odt") &gt; 0 and InStr(1, NextFile, "~") &lt;= 0 Then	
			oLabel.Label = NextFile
			oProgressBarModel.setPropertyValue("ProgressValue", 1)
			oDoc = StarDesktop.LoadComponentFromUrl(DestDir &amp; NextFile, "_parent" , 0, a()) 
			oDoc.Print(NoArgs())
		End If
		NextFile = Dir
		wait 3000	
	Wend
	
End Sub

</script:module>
</file>

<file path=Basic/Standard/Groups.xml><?xml version="1.0" encoding="utf-8"?>
<!DOCTYPE module  PUBLIC '-//OpenOffice.org//DTD OfficeDocument 1.0//EN'  'module.dtd'>
<script:module xmlns:script="http://openoffice.org/2000/script" script:name="Groups" script:language="StarBasic">'Option Explicit

Sub Main
	Dim oBook, oDoc
	Dim Path$
	Dim oTxt, oVcurs, oTcurs 
	Dim GroupNum%
	Dim counter%
	Dim MyFormat$
	
	GlobalScope.BasicLibraries.loadLibrary("Tools")

	oBook = ThisComponent
	Path = DirectoryNameOutOfPath(oBook.getURL(),"/") &amp; "/group.odt"
	oDoc = OpenDocument(Path, NoArgs())

	oDoc.Text.String = ""
	MyFormat = "+0;-0;0"
	
	GroupNum = 1

	For counter = 1 To oBook.Sheets.count - 1
	
		Dim sName$, Manuf$, BodyMat$, Dn$, Pn$, Env$, T1$, T2$, Tw$, Pw$, myTable, oColSeps
		Dim LastColumn%

		oTxt = oDoc.text 'getText()	
		LastColumn  = Func.GetLastUsedColumn(oBook.Sheets.getByIndex(counter), 14)
		
		sName = oBook.Sheets(counter).getCellByPosition(1, 4).getString()
		Manuf = oBook.Sheets(counter).getCellByPosition(1, 5).getString()
		BodyMat = oBook.Sheets(counter).getCellByPosition(1, 6).getString()		
		Dn = oBook.Sheets(counter).getCellByPosition(1, 7).getString()
		Pn = oBook.Sheets(counter).getCellByPosition(1, 8).getString()
		Env = oBook.Sheets(counter).getCellByPosition(1, 9).getString()		
		T1 = Format(oBook.Sheets(counter).getCellByPosition(1, 10).getString(), MyFormat)
		T2 = Format(oBook.Sheets(counter).getCellByPosition(2, 10).getString(), MyFormat)
		Pw = oBook.Sheets(counter).getCellByPosition(1, 11).getString()
		Pw = Pw &amp; " кгс/см" &amp; Chr(178)
		
		If oBook.Sheets(counter).DrawPage.Forms("Standard").getByName("IsInch").State = 1 Then
			Dn = Dn &amp; Chr(34)
		else
			Dn = Dn &amp; " мм"
		End If
	
		If  oBook.Sheets(counter).DrawPage.Forms("Standard").getByName("IsAnsi").State = 1 Then
			Pn = Pn &amp; "#"
		else
			Pn = Pn &amp; " кгс/см" &amp; Chr(178)
		End If
		
		If oBook.Sheets(counter).DrawPage.Forms("Standard").getByName("IsAvg").State = 1 Then
			Tw = "Окружающей среды"
		else
			If T2 &lt;&gt; "" Then
				Tw = T1 &amp; " " &amp; Chr(247) &amp; " " &amp; T2 &amp; " " &amp; Chr(176) &amp; "C"
			else
				Tw = T1 &amp; " " &amp; Chr(176) &amp; "C"
			End If
		End If

		oVcurs = oDoc.CurrentController.getViewCursor()
		'oTcurs = oVcurs.getText().createTextCursorByRange(oVcurs)
		'oTxt.createTextCursorByRange(oVcurs.getEnd())
		
		oVcurs.ParaStyleName = "Header1"
		oTxt.insertString(oTxt.End, "ГРУППА " &amp; GroupNum &amp; Chr(13), FALSE)	

		InsertText(oDoc, "Наименование арматуры: ", sName, ";" &amp; Chr(13))
		InsertText(oDoc, "Изготовитель: ", Manuf, ";" &amp; Chr(13))
		InsertText(oDoc, "Материал корпуса: ", BodyMat, ";" &amp; Chr(13))
		InsertText(oDoc, "Номинальный проход: ", Dn, ";" &amp; Chr(13))
		InsertText(oDoc, "Номиналное давление: ", Pn, ";" &amp; Chr(13))
		InsertText(oDoc, "Рабочая среда: ", Env, ";" &amp; Chr(13))
		InsertText(oDoc, "Температура рабочей среды: ", Tw, ";" &amp; Chr(13))		
		InsertText(oDoc, "Давление рабочее: ", Pw, "." &amp; Chr(13))		
		
		oVcurs.ParaStyleName = "Header2"
		oTxt.insertString(oTxt.End, "Технологические параметры эксплуатации", FALSE)
			
		myTable = Func.CreateTable(oDoc, LastColumn + 1, 5)
		oTxt.insertTextContent(oTxt.End, myTable, false)
		oColSeps = MyTable.TableColumnSeparators
		oColSeps(0).Position = 700
		oColSeps(1).Position = 2600
		oColSeps(2).Position = 4300
		oColSeps(3).Position = 8600
		MyTable.TableColumnSeparators = oColSeps
		myTable.getCellByName("A1").setString("№" &amp; Chr(13) &amp; "п/п")
		myTable.getCellByName("B1").setString("Заводской" &amp; Chr(13) &amp; "(идентификационный) номер")
		myTable.getCellByName("C1").setString("Дата изготовления, год")
		myTable.getCellByName("D1").setString("Место установки(наименование, индекс трубопровода)")	
		myTable.getCellByName("E1").setString("Дата установки, год")	
		
		For i = 1 To LastColumn
			myTable.getCellByPosition(0, i).setString(i)
			myTable.getCellByPosition(1, i).setString(oBook.Sheets(counter).getCellByPosition(i, 15).getString())
			myTable.getCellByPosition(2, i).setString(oBook.Sheets(counter).getCellByPosition(i, 16).getString())
			myTable.getCellByPosition(3, i).setString(oBook.Sheets(counter).getCellByPosition(i, 18).getString())
			myTable.getCellByPosition(4, i).setString(oBook.Sheets(counter).getCellByPosition(i, 17).getString())
		Next
		
		GroupNum = GroupNum + 1
	
	Next counter
		
End Sub

Function InsertText(oDocument, Text1$, Text2$, Text3$)
	Dim oCursor
	
	If Text2 = "" Then Exit Function
	oCursor = oDocument.text.End
	oCursor.ParaStyleName = "Text1"
	oDocument.text.insertString(oCursor, Text1, False)
	oCursor.CharStyleName = "Text2"
	oDocument.text.insertString(oCursor, Text2, False)
	oCursor.CharStyleName = "Базовый"
	oDocument.text.insertString(oCursor, Text3, False)	
End Function

</script:module>
</file>

<file path=Basic/Standard/Hydraulic.xml><?xml version="1.0" encoding="utf-8"?>
<!DOCTYPE module  PUBLIC '-//OpenOffice.org//DTD OfficeDocument 1.0//EN'  'module.dtd'>
<script:module xmlns:script="http://openoffice.org/2000/script" script:name="Hydraulic" script:language="StarBasic">'Option Explicit

Sub Main
	Dim oBook, oDoc
	Dim Path$
	Dim counter%, id%
	Dim ustanovka$, obj$
	Dim a(0, 9), Nrow
	Dim MyFormat$
	
	GlobalScope.BasicLibraries.loadLibrary("Tools")

	oBook = ThisComponent
	Path = DirectoryNameOutOfPath(oBook.getURL(),"/") &amp; "/gi.odt"
	oDoc = OpenDocument(Path, NoArgs())
	
	oTable = oDoc.TextTables(0)
		
	oTable.Rows.removeByIndex(3, oTable.Rows.Count - 3)
	oTable.getCellRangeByName("A3:J3").SetDataArray(Array(Array("", "", "", "", "", "", "", "", "", "")))
	
	ustanovka = oBook.Sheets(1).getCellByPosition(1, 2).getString()
	obj = oBook.Sheets(1).getCellByPosition(1, 1).getString()	
	oDoc.Bookmarks.getByName("установка").Anchor.setString(ustanovka)
	oDoc.Bookmarks.getByName("объект").Anchor.setString(obj)		
	
	id = 1
	Nrow = 0
	MyFormat = "0.0"
	
	For counter = 1 To oBook.Sheets.count - 1
	
		Dim sName$, Dn$, Pn$, Manuf$, Status$, Pw, P1, P2
		Dim LastColumn%

		LastColumn  = Func.GetLastUsedColumn(oBook.Sheets.getByIndex(counter), 14)
		
		sName = oBook.Sheets(counter).getCellByPosition(1, 4).getString()
		Dn = oBook.Sheets(counter).getCellByPosition(1, 7).getString()
		Pn = oBook.Sheets(counter).getCellByPosition(1, 8).getString()
		Manuf = oBook.Sheets(counter).getCellByPosition(1, 5).getString()
		Status = "Работоспособна"
		Pw = oBook.Sheets(counter).getCellByPosition(1, 11).getString()

		If oBook.Sheets(counter).DrawPage.Forms("Standard").getByName("IsInch").State = 1 Then
			Dn = Dn &amp; Chr(34)
		End If
	
		If  oBook.Sheets(counter).DrawPage.Forms("Standard").getByName("IsAnsi").State = 1 Then
			Pn = Pn &amp; "#"
		End If	

		Pw = CDbl(Pw)
		If Pw &lt; 2 Then
			P1 = "2,0"			
		Else
			P1 = Format(Pw * 1.25, MyFormat)
			
		End If
		P2 = Format(Pw, MyFormat)			

		For i = 1 To LastColumn
			
			Nmanuf = oBook.Sheets(counter).getCellByPosition(i, 15).getString()
			InstPlace = oBook.Sheets(counter).getCellByPosition(i, 18).getString()

			ReDim Preserve a(Nrow, 9)
						
			a(Nrow, 0) = id
			a(Nrow, 1) = sName
			a(Nrow, 2) = Dn
			a(Nrow, 3) = Pn
			a(Nrow, 4) = Manuf
			a(Nrow, 5) = Nmanuf
			a(Nrow, 6) = InstPlace
			a(Nrow, 7) = Status
			a(Nrow, 8) = P1
			a(Nrow, 9) = P2
			
			Nrow = Nrow + 1
			id = id + 1
			
		Next i	
	Next counter
	
	oTable.Rows.insertByIndex(oTable.Rows.Count, Nrow - 1)
	oTable.getCellRangeByPosition(0, 2, 9, oTable.Rows.Count - 1).SetDataArray(a())
End Sub

</script:module>
</file>

<file path=Basic/Standard/Passport.xml><?xml version="1.0" encoding="utf-8"?>
<!DOCTYPE module  PUBLIC '-//OpenOffice.org//DTD OfficeDocument 1.0//EN'  'module.dtd'>
<script:module xmlns:script="http://openoffice.org/2000/script" script:name="Passport" script:language="StarBasic">'Option Explicit

Sub Main
	Dim oBook, oDoc
	Dim CurDir$
	Dim counter%
	Dim MyFormat$

	GlobalScope.BasicLibraries.loadLibrary("Tools")

	oBook = ThisComponent
	CurDir = DirectoryNameOutOfPath(oBook.getURL(),"/") 

	If CreateFolder(CurDir &amp; "/Паспорта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oProgressBarModel.EnableVisible(False)
	oLabel = oDialog.getModel().getByName("Label2")
	oDialog.getModel().getByName("Label1").Label = "Формируем паспорта. Подождите..."
	oDialog.setVisible( True )
	
	For counter = 1 to oBook.Sheets.Count - 1
		
'		oLabel.Label = oBook.Sheets(counter).getName
	
		Dim Customer$, sName$, Dn$, Dmm#, Pn$, Pw#, Pt#, Env$, sY$, sPurp$
		Dim Manuf$, OKP$, sYear$, Nmanuf$, Obj$, Place$, PasspNum$, PrepDate$
		Dim DensityTest#, EnduranceTest#
		Dim LastColumn%, LastRow%
		Dim oTable, Fname$
		Dim DataArr(), MaterialArr(), Purpose(2)

		LastColumn  = Func.GetLastUsedColumn(oBook.Sheets.getByIndex(counter), 14)
		LastRow = Func.GetLastUsedRow(oBook.Sheets.getByindex(counter), 0)

		DataArr = oBook.Sheets(counter).getCellRangeByPosition(1, 14, LastColumn, 20).getDataArray()		
		MaterialArr = oBook.Sheets(counter).getCellRangeByPosition(0, 22, 1, LastRow).getDataArray()


		Customer = oBook.Sheets(counter).getCellByPosition(1, 0).getString()
		Obj = oBook.Sheets(counter).getCellByPosition(1, 1).getString()
		Place = oBook.Sheets(counter).getCellByPosition(1, 2).getString()
		sName = oBook.Sheets(counter).getCellByPosition(1, 4).getString()
		Dn = oBook.Sheets(counter).getCellByPosition(1, 7).getString()
		Pn = oBook.Sheets(counter).getCellByPosition(1, 8).getString()
		Manuf = oBook.Sheets(counter).getCellByPosition(1, 5).getString()
		Pw = CDbl(oBook.Sheets(counter).getCellByPosition(1, 11).getString())
		sY = Right(DataArr(0)(0), 2)
		PasspNum = Place &amp; "-" &amp; sY &amp; "-"
		PrepDate = oBook.Sheets(0).getCellByPosition(3, 2).getString()
		
		Purpose(0) = "Запорная арматура для перекрытия потока рабочей среды с определенной герметичностью"
		Purpose(1) = "Регулирующая арматура для регулирования параметров рабочей среды посредством изменения расхода"
		Purpose(2) = "Обратная арматура для автоматического предотвращения обратного потока рабочей среды"
		
		If oBook.Sheets(counter).DrawPage.Forms("Standard").getByName("IsInch").State = 1 Then
			Dn = Dn &amp; Chr(34)
		End If
	
		If oBook.Sheets(counter).DrawPage.Forms("Standard").getByName("IsAnsi").State = 1 Then
			Pt = Func.ConvertFromAnsi(Pn)
			Pn = Pn &amp; "#"
		Else
			Pt = Pn
		End If	

		If oBook.Sheets(counter).DrawPage.Forms("Standard").getByName("IsHs").State = 1 Then
			Env = "Природный газ с содержанием H2S до 6% объема, жидкие углеводороды"
		Else
			Env = "Жидкие и газообразные неагрессивные среды"
		End If		

		If Trim(Manuf) &lt;&gt; "" Then
			Manuf = "-"
		End If
		
		Select Case True
			Case (InStr(1, LCase(sName), "задвижка") &gt; 0)
				OKP = "374120"
				sPurp = Purpose(0)
			Case (InStr(1, LCase(sName), "обратн") &gt; 0)
				OKP = "374230"
				sPurp = Purpose(2)
			Case (InStr(1, LCase(sName), "регулирующ") &gt; 0)
				OKP = "374250"
				sPurp = Purpose(1)
			Case (InStr(1, LCase(sName), "кран") &gt; 0)
				OKP = "374220"
				sPurp = Purpose(0)
			Case (InStr(1, LCase(sName), "запорн") &gt; 0)
				OKP = "374230"
				sPurp = Purpose(0)
			Case Else
				OKP = "374200"
				sPurp = Purpose(0)
		End Select

        If InStr(1, Obj, "ГПЗ") &lt;&gt; 0 Then
        	EnduranceTest = 1.25 * Pw
        	DensityTest = 1.1 * Pw
        Else
        	EnduranceTest = 1.25 * Pt
        	DensityTest = 1.1 * Pt
		End If		

	
		For i = 0 To UBound(DataArr(0))
		Dim iRows%
			Nmanuf = DataArr(1)(i)
			sYear = DataArr(2)(i)
			oLabel.Label = oBook.Sheets(counter).getName &amp; " " &amp; Nmanuf			
			Fname = CurDir &amp; "/Паспорта/Паспорт Гр. " &amp; counter &amp; "_" &amp; i &amp; " " &amp; Replace_symbols(Nmanuf) &amp; ".odt"
			PasspNum = PasspNum &amp; Nmanuf
			oDoc = Func.OpenAsTemplate(CurDir &amp; "/passport.odt", True)		
			oTable = oDoc.TextTables(0)
		
			oDoc.Bookmarks.getByName("passp_number").Anchor.setString(PasspNum)
			oDoc.Bookmarks.getByName("prep_date").Anchor.setString(PrepDate)
			
			oTable.getCellByPosition(1, 1).setString(sName)
			oTable.getCellByPosition(1, 2).setString(OKP)
			oTable.getCellByPosition(1, 3).setString(sPurp)
			oTable.getCellByPosition(1, 4).setString(Manuf)
			oTable.getCellByPosition(1, 5).setString(Dn)
			oTable.getCellByPosition(3, 5).setString(sYear)			
			oTable.getCellByPosition(1, 6).setString(Pn)
			oTable.getCellByPosition(3, 6).setString(Nmanuf)
			oTable.getCellByPosition(3, 7).setString(Env)
			oTable.getCellByPosition(1, 9).setString(Format(EnduranceTest, "0.0#"))
			oTable.getCellByPosition(1, 10).setString(Format(DensityTest, "0.0#"))
			
			iRows = oTable.Rows.Count
			oTable.Rows.insertByIndex(iRows, UBound(MaterialArr()) + 1)
			
			oTable.getCellRangeByPosition(0, iRows, 1, oTable.Rows.Count - 1).SetDataArray(MaterialArr())
			
			If FileExists(Fname) Then
				Kill(Fname)
			End If

			Func.subSaveAs(oDoc, Fname)		
			oDoc.close(False)
			
		Next i
	Next counter
	
End Sub
</script:module>
</file>

<file path=Basic/Standard/ResCalc.xml><?xml version="1.0" encoding="utf-8"?>
<!DOCTYPE module  PUBLIC '-//OpenOffice.org//DTD OfficeDocument 1.0//EN'  'module.dtd'>
<script:module xmlns:script="http://openoffice.org/2000/script" script:name="ResCalc" script:language="StarBasic">'Option Explicit
GLOBAL LogReport as String

Sub Main(NumSheets)
	Dim oBook, oDoc1, oDoc2
	Dim CurDir$
	Dim counter%
	Dim MyFormat$

	GlobalScope.BasicLibraries.loadLibrary("Tools")

	oBook = ThisComponent
	LogReport = ""
	CurDir = DirectoryNameOutOfPath(oBook.getURL(),"/") 

	If CreateFolder(CurDir &amp; "/Расчеты") = False Then
		Exit Sub
	End if

	MyFormat = "+0;-0;0"

	Dim oProgressBar as Object, oProgressBarModel As Object, oDialog as Object
	Dim oLabel as Object
	Dim ProgressValue As Long, ProgressValueMin, ProgressValueMax, ProgressStep
	DialogLibraries.loadLibrary("Standard")
	oDialog = CreateUnoDialog(DialogLibraries.Standard.Dialog1)
	ProgressValueMin = 0
	ProgressValueMax = Ubound(NumSheets()) - Lbound(NumSheets()) + 1
	ProgressStep = 1
	oProgressBarModel = oDialog.getModel().getByName( "ProgressBar1" )
	oProgressBarModel.setPropertyValue( "ProgressValueMin", ProgressValueMin)
	oProgressBarModel.setPropertyValue( "ProgressValueMax", ProgressValueMax)
	oLabel = oDialog.getModel().getByName("Label2")
	oDialog.setVisible( True )
	
	For counter = Lbound(NumSheets()) to Ubound(NumSheets())
		
		oLabel.Label = oBook.Sheets(counter).getName
	
		Dim Customer$, Obj$, Place$, sName$, sDn$, Dmm#, Dinch, Pn$
		Dim Manuf$, Material$, Env$, MinFlange#, MinBody#
		Dim TempRange, Temperature#, Pr#, Pansi
		Dim LastColumn%	
		Dim Header$, Fname1$, Fname2$
		Dim oTnormative, oTlist1, oTlist2, oTlist1_2, oTlist2_2, oTcalc
		Dim DataArr()
		Dim isHs as Boolean

		oDoc1 = Func.OpenAsTemplate(CurDir &amp; "/rc1.odt", True)
		oDoc2 = Func.OpenAsTemplate(CurDir &amp; "/rc2.odt", True)

		Fname1 = CurDir &amp; "/Расчеты/РП_" &amp; counter ' &amp; ".odt"
		Fname2 = CurDir &amp; "/Расчеты/РО_" &amp; counter ' &amp; ".odt"
		
		oTnormative1 = oDoc1.TextTables.getByName("normative1")
		oTnormative2 = oDoc1.TextTables.getByName("normative2")		
		oTlist1 = oDoc1.TextTables.getByName("list1")
		oTlist2 = oDoc1.TextTables.getByName("list2")
		oTlist1_2 = oDoc1.TextTables.getByName("list1_2")
		oTlist2_2 = oDoc1.TextTables.getByName("list2_2")		
		oTcalc = oDoc2.TextTables.getByName("calc_data")
	
		LastColumn  = Func.GetLastUsedColumn(oBook.Sheets.getByIndex(counter), 14)
		DataArr = oBook.Sheets(counter).getCellRangeByPosition(1, 14, LastColumn, 20).getDataArray()		

		Customer = oBook.Sheets(counter).getCellByPosition(1, 0).getString()
		Obj = oBook.Sheets(counter).getCellByPosition(1, 1).getString()
		Place = oBook.Sheets(counter).getCellByPosition(1, 2).getString() &amp; Chr(13)
		sName = oBook.Sheets(counter).getCellByPosition(1, 4).getString()
		sDn = oBook.Sheets(counter).getCellByPosition(1, 7).getString()
		Pn = oBook.Sheets(counter).getCellByPosition(1, 8).getString()
		Manuf = oBook.Sheets(counter).getCellByPosition(1, 5).getString()
		Material = oBook.Sheets(counter).getCellByPosition(1, 6).getString()
		Env = oBook.Sheets(counter).getCellByPosition(1, 9).getString()
		MinFlange = Func.Min(DataArr(5))
		MinBody = Func.Min(DataArr(6))
		TempRange = oBook.Sheets(counter).getCellRangeByPosition(1, 10, 2, 10).getData()
		Temperature = Func.Max(TempRange(0))
		
		If oBook.Sheets(counter).DrawPage.Forms("Standard").getByName("IsAvg").State = 1 _
		Or Temperature &lt; 20 Then
			Temperature = 20
		End If
		
		If oBook.Sheets(counter).DrawPage.Forms("Standard").getByName("IsInch").State = 1 Then
			Dinch = sDn
			Dmm = ConvertLength(Dinch, "in", "mm", -1)
			sDn = sDn &amp; Chr(34)
		Else
			Dmm = sDn
			Dinch = ConvertLength(Dmm, "mm", "in", 0)
			sDn = "Ду" &amp; sDn			
		End If
	
		If  oBook.Sheets(counter).DrawPage.Forms("Standard").getByName("IsAnsi").State = 1 Then
			Pansi = Pn
			Pr = Func.ConvertFromAnsi(Pansi)
			Pn = Pn &amp; "#"
			setOffsetValByCellString(oTlist2, 0, 0, 2, "C", Pansi &amp; " (" &amp; Pr &amp; ")")
			setOffsetValByCellString(oTlist2_2, 0, 0, 2, "C", Pansi &amp; " (" &amp; Pr &amp; ")")
		Else
			Pr = Pn
			Pansi = 0
			Pn = "Ру" &amp; Pn
			RemoveRowsByCellString(oTnormative1, 0, 0, "B")
			RemoveRowsByCellString(oTlist2, 0, 0, "C")
			RemoveRowsByCellString(oTnormative2, 0, 0, "B")
			RemoveRowsByCellString(oTlist2_2, 0, 0, "C")
		End If	

		If oBook.Sheets(counter).DrawPage.Forms("Standard").getByName("IsHs").State = 1 Then
			oTcalc.getCellByName("E3").String = Chr(8805) &amp; "5"	
			isHs = True
		Else
			RemoveRowsByCellString(oTnormative1, 0, 0, "A")
			RemoveRowsByCellString(oTnormative2, 0, 0, "A")			
			oTcalc.getCellByName("E3").String = Chr(8805) &amp; "8"
			isHs = False
		End If		

		If Trim(Manuf) &lt;&gt; "" Then
			Manuf = "фирмы-изготовителя: " &amp; Manuf
		End If
		
		If Material = "" Then
			RemoveRowsByCellString(oTlist2, 0, 0, "B")
			RemoveRowsByCellString(oTlist2_2, 0, 0, "B")
		Else
			setOffsetValByCellString(oTlist2, 0, 0, 2, "B", Material)
			setOffsetValByCellString(oTlist2_2, 0, 0, 2, "B", Material)
		End If

		
		Header = Customer &amp; ", " &amp; Obj &amp; ", " &amp; Place &amp;_
				 sName &amp; " (" &amp; sDn &amp; ", " &amp; Pn &amp; ") " &amp; Manuf

		oDoc1.TextFrames.getByName("header").String = Header
		oDoc2.TextFrames.getByName("header").String = Header
		oDoc1.TextFrames.getByName("ngroup").String = counter
		oDoc2.TextFrames.getByName("ngroup").String = counter

		oTlist1.Rows.insertByIndex(oTlist1.Rows.Count, LastColumn - 1)
		oTlist1_2.Rows.insertByIndex(oTlist1_2.Rows.Count, LastColumn - 1)
		
		For i = 0 To UBound(DataArr(1))
			oTlist1.getCellByPosition(0, i + 1).String = DataArr(1)(i)
			oTlist1.getCellByPosition(1, i + 1).String = DataArr(0)(i)
			oTlist1_2.getCellByPosition(0, i + 1).String = DataArr(1)(i)
			oTlist1_2.getCellByPosition(1, i + 1).String = DataArr(0)(i)
		Next i
		
		setOffsetValByCellString(oTlist2, 0, 0, 2, "A", Dmm &amp; " (" &amp; Dinch &amp; Chr(34) &amp; ")")
		setOffsetValByCellString(oTlist2, 0, 0, 2, "D", Format(Temperature, MyFormat))
		setOffsetValByCellString(oTlist2, 0, 0, 2, "E", Pr)
		setOffsetValByCellString(oTlist2, 0, 0, 2, "F", Env)

		setOffsetValByCellString(oTlist2_2, 0, 0, 2, "A", Dmm &amp; " (" &amp; Dinch &amp; Chr(34) &amp; ")")
		setOffsetValByCellString(oTlist2_2, 0, 0, 2, "D", Format(Temperature, MyFormat))
		setOffsetValByCellString(oTlist2_2, 0, 0, 2, "E", Pr)
		setOffsetValByCellString(oTlist2_2, 0, 0, 2, "F", Env)
		

		oTcalc.getCellByPosition(0, 2).String = Join(DataArr(1), ", ")
		oTcalc.getCellByPosition(2, 2).String = Dmm &amp; " (" &amp; Dinch &amp; Chr(34) &amp; ")"
		oTcalc.getCellByPosition(3, 2).String = Format(MinFlange, "0.0")
		oTcalc.getCellByPosition(3, 3).String = Format(MinBody, "0.0")
		
		LogReport = LogReport &amp; oBook.Sheets(counter).Name &amp; ": " &amp; _
					Calculation(Dmm, Pr, Temperature, MinFlange, MinBody, isHs) &amp; Chr(13)		

		If FileExists(Fname1) Then
			Kill(Fname1)
		End If
		
		If FileExists(Fname2) Then
			Kill(Fname2)
		End If

'		Func.subSaveAs(oDoc1, Fname1 &amp; ".pdf", "writer_pdf_Export") ' Экспорт в PDF
'		Func.subSaveAs(oDoc2, Fname2 &amp; ".pdf", "writer_pdf_Export") ' 

'		Func.subSaveAs(oDoc1, Fname1 &amp; ".png", "writer_png_Export") ' Экспорт в png
'		Func.subSaveAs(oDoc2, Fname2 &amp; ".png", "writer_png_Export") ' 

		Func.subSaveAs(oDoc1, Fname1 &amp; ".odt") ' Экспорт в ODT
		Func.subSaveAs(oDoc2, Fname2 &amp; ".odt")

		oDoc1.close(False)
		oDoc2.close(False)		

		oProgressBarModel.setPropertyValue( "ProgressValue", Counter)

	Next counter
		
	FileNo = FreeFile
	Open CurDir &amp; "/LogReport.txt" For Output As #FileNo
	Print #FileNo, LogReport
	Close #FileNo	
		
	Shell "notepad " &amp; ConvertFromUrl(CurDir &amp; "/LogReport.txt")
	
End Sub

Function Calculation(Dmm, Pr, Temp, MinFlange, MinBody, IsHs as Boolean)
	Dim Sr1, Sr2
	Dim Sigma
	
	If Pr = 0 Then
		Calculation = "Ошибка. Проверьте номинальное давление"
		Exit Function
	End If
	
	If IsHs = True Then 
        Select Case Temp
            Case 20 To 49.9: Sigma = 960
            Case 50 To 74.9: Sigma = 950
            Case 75 To 99.9: Sigma = 940
            Case 100 To 124.9: Sigma = 920
            Case 125 To 149.9: Sigma = 910
            Case 150 To 174.9: Sigma = 890
            Case 175 To 199.9: Sigma = 880
            Case 200 To 224.9: Sigma = 860
            Case 225 To 249.9: Sigma = 810
            Case 250 To 274.9: Sigma = 790
            Case 275 To 299.9: Sigma = 750
            Case 300 To 349.9: Sigma = 660
            Case Is &gt; 350: Sigma = 610
            Case Else: Sigma = 970
        End Select
	Else
        Select Case Temp
            Case 20 To 49.9: Sigma = 1280
            Case 50 To 74.9: Sigma = 1260
            Case 75 To 99.9: Sigma = 1250
            Case 100 To 124.9: Sigma = 1230
            Case 125 To 149.9: Sigma = 1220
            Case 150 To 174.9: Sigma = 1200
            Case 175 To 199.9: Sigma = 1180
            Case 200 To 224.9: Sigma = 1150
            Case 225 To 249.9: Sigma = 1120
            Case 250 To 274.9: Sigma = 1060
            Case 275 To 299.9: Sigma = 1000
            Case 300 To 349.9: Sigma = 880
            Case 350 To 374.9: Sigma = 820
            Case 375 To 399.9: Sigma = 770
            Case 400 To 409.9: Sigma = 750
            Case 410 To 419.9: Sigma = 720
            Case 420 To 429.9: Sigma = 680
            Case 430 To 439.9: Sigma = 600
            Case Is &gt; 440: Sigma = 530
            Case Else: Sigma = 1300
        End Select		
	End If
	
    Sr1 = Round((Dmm * Pr) / (2 * Sigma - Pr), 2)
    Sr2 = Round((1.5 * Dmm * Pr) / (2 * Sigma - Pr), 2)

    If (Sr1 &lt; MinFlange) And (Sr2 &lt; MinBody) Then
		Calculation = "Обеспечено"
    Else
		Calculation = "Не проходит: Smin Фланца = " &amp; Sr1 &amp; " Smin Корпуса = " &amp; Sr2
    End If
	
End Function


Sub CalcAllSheets
Dim oBook
	oBook = ThisComponent
	Dim a(1 To oBook.Sheets.Count - 1)	
	Main(a())
End Sub

Sub CalcOneSheet
	oBook = ThisComponent
	Current = oBook.CurrentController.ActiveSheet.getRangeAddress().sheet
	Dim a(Current To Current)
	Main(a()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oups"/>
  <library:element library:name="Hydraulic"/>
  <library:element library:name="Func"/>
  <library:element library:name="Passport"/>
  <library:element library:name="ResCal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5" dlg:top="179" dlg:width="200" dlg:height="35" dlg:closeable="true" dlg:moveable="true" dlg:withtitlebar="false">
  <dlg:bulletinboard>
    <dlg:progressmeter dlg:id="ProgressBar1" dlg:tab-index="0" dlg:left="6" dlg:top="20" dlg:width="190" dlg:height="10"/>
    <dlg:text dlg:id="Label1" dlg:tab-index="1" dlg:left="6" dlg:top="5" dlg:width="94" dlg:height="10" dlg:value="Формируем расчеты. Подождите..."/>
    <dlg:text dlg:id="Label2" dlg:tab-index="2" dlg:left="102" dlg:top="5" dlg:width="93" dlg:height="10" dlg:value="Лист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